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ight_loss" table:style-name="ta1">
        <table:shapes>
          <draw:frame draw:z-index="0" draw:style-name="gr1" draw:text-style-name="P1" svg:width="453.51pt" svg:height="255.09pt" svg:x="283.41pt" svg:y="2.83pt">
            <loext:p draw:notify-on-update-of-ranges="light_loss.E1:light_loss.E1 light_loss.E2:light_loss.E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23pt" svg:x="282.87pt" svg:y="265.04pt">
            <loext:p draw:notify-on-update-of-ranges="light_loss.C1:light_loss.C1 light_loss.C2:light_loss.C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test_epoch</text:p>
          </table:table-cell>
          <table:table-cell office:value-type="string" calcext:value-type="string">
            <text:p>test_loss</text:p>
          </table:table-cell>
          <table:table-cell office:value-type="string" calcext:value-type="string">
            <text:p>train_epoch</text:p>
          </table:table-cell>
          <table:table-cell office:value-type="string" calcext:value-type="string">
            <text:p>train_los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184302006150619" calcext:value-type="float">
            <text:p>0.000184302</text:p>
          </table:table-cell>
          <table:table-cell office:value-type="float" office:value="1" calcext:value-type="float">
            <text:p>1</text:p>
          </table:table-cell>
          <table:table-cell office:value-type="float" office:value="0.00460377198771284" calcext:value-type="float">
            <text:p>0.0046037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183381182456608" calcext:value-type="float">
            <text:p>0.0001833812</text:p>
          </table:table-cell>
          <table:table-cell office:value-type="float" office:value="2" calcext:value-type="float">
            <text:p>2</text:p>
          </table:table-cell>
          <table:table-cell office:value-type="float" office:value="0.00442533459691372" calcext:value-type="float">
            <text:p>0.00442533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183315703341162" calcext:value-type="float">
            <text:p>0.0001833157</text:p>
          </table:table-cell>
          <table:table-cell office:value-type="float" office:value="3" calcext:value-type="float">
            <text:p>3</text:p>
          </table:table-cell>
          <table:table-cell office:value-type="float" office:value="0.00424533425270128" calcext:value-type="float">
            <text:p>0.00424533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18574875145907" calcext:value-type="float">
            <text:p>0.0001857488</text:p>
          </table:table-cell>
          <table:table-cell office:value-type="float" office:value="4" calcext:value-type="float">
            <text:p>4</text:p>
          </table:table-cell>
          <table:table-cell office:value-type="float" office:value="0.00399880817100928" calcext:value-type="float">
            <text:p>0.00399880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00184974212661463" calcext:value-type="float">
            <text:p>0.0001849742</text:p>
          </table:table-cell>
          <table:table-cell office:value-type="float" office:value="5" calcext:value-type="float">
            <text:p>5</text:p>
          </table:table-cell>
          <table:table-cell office:value-type="float" office:value="0.00368762943735974" calcext:value-type="float">
            <text:p>0.00368762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000185632695146972" calcext:value-type="float">
            <text:p>0.0001856327</text:p>
          </table:table-cell>
          <table:table-cell office:value-type="float" office:value="6" calcext:value-type="float">
            <text:p>6</text:p>
          </table:table-cell>
          <table:table-cell office:value-type="float" office:value="0.00346988929224268" calcext:value-type="float">
            <text:p>0.00346988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000185325507598313" calcext:value-type="float">
            <text:p>0.0001853255</text:p>
          </table:table-cell>
          <table:table-cell office:value-type="float" office:value="7" calcext:value-type="float">
            <text:p>7</text:p>
          </table:table-cell>
          <table:table-cell office:value-type="float" office:value="0.00330145760625273" calcext:value-type="float">
            <text:p>0.00330145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000186222278808995" calcext:value-type="float">
            <text:p>0.0001862223</text:p>
          </table:table-cell>
          <table:table-cell office:value-type="float" office:value="8" calcext:value-type="float">
            <text:p>8</text:p>
          </table:table-cell>
          <table:table-cell office:value-type="float" office:value="0.00313882963577099" calcext:value-type="float">
            <text:p>0.00313882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000184966506284369" calcext:value-type="float">
            <text:p>0.0001849665</text:p>
          </table:table-cell>
          <table:table-cell office:value-type="float" office:value="9" calcext:value-type="float">
            <text:p>9</text:p>
          </table:table-cell>
          <table:table-cell office:value-type="float" office:value="0.00300327975460942" calcext:value-type="float">
            <text:p>0.00300327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00186095364552852" calcext:value-type="float">
            <text:p>0.0001860954</text:p>
          </table:table-cell>
          <table:table-cell office:value-type="float" office:value="10" calcext:value-type="float">
            <text:p>10</text:p>
          </table:table-cell>
          <table:table-cell office:value-type="float" office:value="0.002879468453284" calcext:value-type="float">
            <text:p>0.00287946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000185967043681179" calcext:value-type="float">
            <text:p>0.000185967</text:p>
          </table:table-cell>
          <table:table-cell office:value-type="float" office:value="11" calcext:value-type="float">
            <text:p>11</text:p>
          </table:table-cell>
          <table:table-cell office:value-type="float" office:value="0.0027686944079587" calcext:value-type="float">
            <text:p>0.00276869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.000186436649622422" calcext:value-type="float">
            <text:p>0.0001864366</text:p>
          </table:table-cell>
          <table:table-cell office:value-type="float" office:value="12" calcext:value-type="float">
            <text:p>12</text:p>
          </table:table-cell>
          <table:table-cell office:value-type="float" office:value="0.00268348314716436" calcext:value-type="float">
            <text:p>0.00268348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.000187358772476404" calcext:value-type="float">
            <text:p>0.0001873588</text:p>
          </table:table-cell>
          <table:table-cell office:value-type="float" office:value="13" calcext:value-type="float">
            <text:p>13</text:p>
          </table:table-cell>
          <table:table-cell office:value-type="float" office:value="0.00259586928915973" calcext:value-type="float">
            <text:p>0.00259586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.000186255586040402" calcext:value-type="float">
            <text:p>0.0001862556</text:p>
          </table:table-cell>
          <table:table-cell office:value-type="float" office:value="14" calcext:value-type="float">
            <text:p>14</text:p>
          </table:table-cell>
          <table:table-cell office:value-type="float" office:value="0.00251622333430697" calcext:value-type="float">
            <text:p>0.00251622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.0001859102655371" calcext:value-type="float">
            <text:p>0.0001859103</text:p>
          </table:table-cell>
          <table:table-cell office:value-type="float" office:value="15" calcext:value-type="float">
            <text:p>15</text:p>
          </table:table-cell>
          <table:table-cell office:value-type="float" office:value="0.00241745988213058" calcext:value-type="float">
            <text:p>0.00241745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.000188683409227283" calcext:value-type="float">
            <text:p>0.0001886834</text:p>
          </table:table-cell>
          <table:table-cell office:value-type="float" office:value="16" calcext:value-type="float">
            <text:p>16</text:p>
          </table:table-cell>
          <table:table-cell office:value-type="float" office:value="0.00238497008303493" calcext:value-type="float">
            <text:p>0.00238497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249393453992768" calcext:value-type="float">
            <text:p>0.00249393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6T22:56:17.668960995</dc:date>
    <meta:editing-duration>PT1M21S</meta:editing-duration>
    <meta:editing-cycles>1</meta:editing-cycles>
    <meta:document-statistic meta:table-count="1" meta:cell-count="89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74cm" svg:y="4.201cm" style:legend-expansion="high" chart:style-name="ch2"/>
        <chart:plot-area chart:style-name="ch3" table:cell-range-address="light_loss.E1:light_loss.E18" chart:data-source-has-labels="row" svg:x="0.32cm" svg:y="0.18cm" svg:width="12.534cm" svg:height="8.64cm">
          <chartooo:coordinate-region svg:x="1.603cm" svg:y="0.379cm" svg:width="11.06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ght_loss.E2:light_loss.E18" chart:label-cell-address="light_loss.E1:light_loss.E1" chart:class="chart:line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_loss</text:p>
                <draw:g>
                  <svg:desc>light_loss.E1:light_los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60377198771284">
                <text:p>0.00460377198771284</text:p>
                <draw:g>
                  <svg:desc>light_loss.E2:light_loss.E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42533459691372">
                <text:p>0.004425334596913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24533425270128">
                <text:p>0.00424533425270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99880817100928">
                <text:p>0.003998808171009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68762943735974">
                <text:p>0.003687629437359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46988929224268">
                <text:p>0.003469889292242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30145760625273">
                <text:p>0.003301457606252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13882963577099">
                <text:p>0.003138829635770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00327975460942">
                <text:p>0.003003279754609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2879468453284">
                <text:p>0.0028794684532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7686944079587">
                <text:p>0.00276869440795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268348314716436">
                <text:p>0.002683483147164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259586928915973">
                <text:p>0.002595869289159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51622333430697">
                <text:p>0.002516223334306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41745988213058">
                <text:p>0.002417459882130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38497008303493">
                <text:p>0.002384970083034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49393453992768">
                <text:p>0.002493934539927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line" chart:style-name="ch1">
        <chart:legend chart:legend-position="end" svg:x="13.254cm" svg:y="4.203cm" style:legend-expansion="high" chart:style-name="ch2"/>
        <chart:plot-area chart:style-name="ch3" table:cell-range-address="light_loss.C1:light_loss.C18" chart:data-source-has-labels="row" svg:x="0.32cm" svg:y="0.18cm" svg:width="12.614cm" svg:height="8.645cm">
          <chartooo:coordinate-region svg:x="1.788cm" svg:y="0.379cm" svg:width="10.95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ght_loss.C2:light_loss.C18" chart:label-cell-address="light_loss.C1:light_loss.C1" chart:class="chart:line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_loss</text:p>
                <draw:g>
                  <svg:desc>light_loss.C1:light_los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84302006150619">
                <text:p>0.000184302006150619</text:p>
                <draw:g>
                  <svg:desc>light_loss.C2:light_loss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83381182456608">
                <text:p>0.0001833811824566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183315703341162">
                <text:p>0.0001833157033411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8574875145907">
                <text:p>0.000185748751459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84974212661463">
                <text:p>0.0001849742126614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85632695146972">
                <text:p>0.0001856326951469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185325507598313">
                <text:p>0.0001853255075983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186222278808995">
                <text:p>0.0001862222788089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184966506284369">
                <text:p>0.0001849665062843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186095364552852">
                <text:p>0.0001860953645528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85967043681179">
                <text:p>0.0001859670436811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186436649622422">
                <text:p>0.0001864366496224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187358772476404">
                <text:p>0.0001873587724764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186255586040402">
                <text:p>0.0001862555860404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859102655371">
                <text:p>0.00018591026553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88683409227283">
                <text:p>0.0001886834092272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